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80808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</table:table-row>
        <table:table-row table:style-name="ro1">
          <table:table-cell office:value-type="float" office:value="0.970100369783412" calcext:value-type="float">
            <text:p>0.970100369783412</text:p>
          </table:table-cell>
          <table:table-cell office:value-type="float" office:value="497311.935240006" calcext:value-type="float">
            <text:p>497311.935240006</text:p>
          </table:table-cell>
          <table:table-cell office:value-type="float" office:value="0.793766508188061" calcext:value-type="float">
            <text:p>0.793766508188061</text:p>
          </table:table-cell>
          <table:table-cell office:value-type="float" office:value="368587.130399998" calcext:value-type="float">
            <text:p>368587.130399998</text:p>
          </table:table-cell>
          <table:table-cell office:value-type="float" office:value="0.972424722662441" calcext:value-type="float">
            <text:p>0.972424722662441</text:p>
          </table:table-cell>
          <table:table-cell office:value-type="float" office:value="465037.479440011" calcext:value-type="float">
            <text:p>465037.479440011</text:p>
          </table:table-cell>
          <table:table-cell office:value-type="float" office:value="0.750660327522451" calcext:value-type="float">
            <text:p>0.750660327522451</text:p>
          </table:table-cell>
          <table:table-cell office:value-type="float" office:value="358431.57766" calcext:value-type="float">
            <text:p>358431.57766</text:p>
          </table:table-cell>
          <table:table-cell office:value-type="float" office:value="0.951822503961965" calcext:value-type="float">
            <text:p>0.951822503961965</text:p>
          </table:table-cell>
          <table:table-cell office:value-type="float" office:value="459391.512960006" calcext:value-type="float">
            <text:p>459391.512960006</text:p>
          </table:table-cell>
          <table:table-cell table:style-name="ce1" office:value-type="float" office:value="0.907131537242472" calcext:value-type="float">
            <text:p>0.907131537242472</text:p>
          </table:table-cell>
          <table:table-cell office:value-type="float" office:value="463018.026599997" calcext:value-type="float">
            <text:p>463018.026599997</text:p>
          </table:table-cell>
          <table:table-cell office:value-type="float" office:value="0.858848388800845" calcext:value-type="float">
            <text:p>0.858848388800845</text:p>
          </table:table-cell>
          <table:table-cell office:value-type="float" office:value="393891.06204" calcext:value-type="float">
            <text:p>393891.06204</text:p>
          </table:table-cell>
          <table:table-cell office:value-type="float" office:value="0.895192815636556" calcext:value-type="float">
            <text:p>0.895192815636556</text:p>
          </table:table-cell>
          <table:table-cell office:value-type="float" office:value="433688.024759998" calcext:value-type="float">
            <text:p>433688.02475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1449.305040002" calcext:value-type="float">
            <text:p>541449.305040002</text:p>
          </table:table-cell>
          <table:table-cell office:value-type="float" office:value="0.909772847332277" calcext:value-type="float">
            <text:p>0.909772847332277</text:p>
          </table:table-cell>
          <table:table-cell office:value-type="float" office:value="430686.317459999" calcext:value-type="float">
            <text:p>430686.317459999</text:p>
          </table:table-cell>
          <table:table-cell office:value-type="float" office:value="1" calcext:value-type="float">
            <text:p>1</text:p>
          </table:table-cell>
          <table:table-cell office:value-type="float" office:value="509481.049820001" calcext:value-type="float">
            <text:p>509481.049820001</text:p>
          </table:table-cell>
          <table:table-cell office:value-type="float" office:value="0.930692023243529" calcext:value-type="float">
            <text:p>0.930692023243529</text:p>
          </table:table-cell>
          <table:table-cell office:value-type="float" office:value="452876.675500005" calcext:value-type="float">
            <text:p>452876.675500005</text:p>
          </table:table-cell>
          <table:table-cell office:value-type="float" office:value="0.986265187533016" calcext:value-type="float">
            <text:p>0.986265187533016</text:p>
          </table:table-cell>
          <table:table-cell office:value-type="float" office:value="507662.438220003" calcext:value-type="float">
            <text:p>507662.438220003</text:p>
          </table:table-cell>
          <table:table-cell office:value-type="float" office:value="0.999260433174855" calcext:value-type="float">
            <text:p>0.999260433174855</text:p>
          </table:table-cell>
          <table:table-cell office:value-type="float" office:value="498019.345820007" calcext:value-type="float">
            <text:p>498019.345820007</text:p>
          </table:table-cell>
          <table:table-cell office:value-type="float" office:value="1" calcext:value-type="float">
            <text:p>1</text:p>
          </table:table-cell>
          <table:table-cell office:value-type="float" office:value="496414.364720005" calcext:value-type="float">
            <text:p>496414.364720005</text:p>
          </table:table-cell>
          <table:table-cell office:value-type="float" office:value="0.928156365557316" calcext:value-type="float">
            <text:p>0.928156365557316</text:p>
          </table:table-cell>
          <table:table-cell office:value-type="float" office:value="462052.066600009" calcext:value-type="float">
            <text:p>462052.0666000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9045.556640007" calcext:value-type="float">
            <text:p>509045.556640007</text:p>
          </table:table-cell>
          <table:table-cell office:value-type="float" office:value="0.924881141045959" calcext:value-type="float">
            <text:p>0.924881141045959</text:p>
          </table:table-cell>
          <table:table-cell office:value-type="float" office:value="426049.190619999" calcext:value-type="float">
            <text:p>426049.190619999</text:p>
          </table:table-cell>
          <table:table-cell office:value-type="float" office:value="0.977073428420497" calcext:value-type="float">
            <text:p>0.977073428420497</text:p>
          </table:table-cell>
          <table:table-cell office:value-type="float" office:value="473866.471040008" calcext:value-type="float">
            <text:p>473866.471040008</text:p>
          </table:table-cell>
          <table:table-cell office:value-type="float" office:value="0.844162704701532" calcext:value-type="float">
            <text:p>0.844162704701532</text:p>
          </table:table-cell>
          <table:table-cell office:value-type="float" office:value="401331.88506" calcext:value-type="float">
            <text:p>401331.88506</text:p>
          </table:table-cell>
          <table:table-cell office:value-type="float" office:value="1" calcext:value-type="float">
            <text:p>1</text:p>
          </table:table-cell>
          <table:table-cell office:value-type="float" office:value="519803.51026" calcext:value-type="float">
            <text:p>519803.51026</text:p>
          </table:table-cell>
          <table:table-cell office:value-type="float" office:value="0.959535129424194" calcext:value-type="float">
            <text:p>0.959535129424194</text:p>
          </table:table-cell>
          <table:table-cell office:value-type="float" office:value="453990.665500007" calcext:value-type="float">
            <text:p>453990.665500007</text:p>
          </table:table-cell>
          <table:table-cell office:value-type="float" office:value="0.997358689910196" calcext:value-type="float">
            <text:p>0.997358689910196</text:p>
          </table:table-cell>
          <table:table-cell office:value-type="float" office:value="501360.502000004" calcext:value-type="float">
            <text:p>501360.502000004</text:p>
          </table:table-cell>
          <table:table-cell office:value-type="float" office:value="0.920443740095087" calcext:value-type="float">
            <text:p>0.920443740095087</text:p>
          </table:table-cell>
          <table:table-cell office:value-type="float" office:value="449369.481540004" calcext:value-type="float">
            <text:p>449369.4815400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8076.520500003" calcext:value-type="float">
            <text:p>538076.520500003</text:p>
          </table:table-cell>
          <table:table-cell office:value-type="float" office:value="0.960380348652932" calcext:value-type="float">
            <text:p>0.960380348652932</text:p>
          </table:table-cell>
          <table:table-cell office:value-type="float" office:value="454081.543419997" calcext:value-type="float">
            <text:p>454081.543419997</text:p>
          </table:table-cell>
          <table:table-cell office:value-type="float" office:value="1" calcext:value-type="float">
            <text:p>1</text:p>
          </table:table-cell>
          <table:table-cell office:value-type="float" office:value="501970.290600005" calcext:value-type="float">
            <text:p>501970.290600005</text:p>
          </table:table-cell>
          <table:table-cell office:value-type="float" office:value="0.989434759640782" calcext:value-type="float">
            <text:p>0.989434759640782</text:p>
          </table:table-cell>
          <table:table-cell office:value-type="float" office:value="476373.354860004" calcext:value-type="float">
            <text:p>476373.354860004</text:p>
          </table:table-cell>
          <table:table-cell office:value-type="float" office:value="1" calcext:value-type="float">
            <text:p>1</text:p>
          </table:table-cell>
          <table:table-cell office:value-type="float" office:value="531454.887740002" calcext:value-type="float">
            <text:p>531454.887740002</text:p>
          </table:table-cell>
          <table:table-cell office:value-type="float" office:value="0.945800316957211" calcext:value-type="float">
            <text:p>0.945800316957211</text:p>
          </table:table-cell>
          <table:table-cell office:value-type="float" office:value="471648.744860001" calcext:value-type="float">
            <text:p>471648.744860001</text:p>
          </table:table-cell>
          <table:table-cell office:value-type="float" office:value="1" calcext:value-type="float">
            <text:p>1</text:p>
          </table:table-cell>
          <table:table-cell office:value-type="float" office:value="511668.161060002" calcext:value-type="float">
            <text:p>511668.161060002</text:p>
          </table:table-cell>
          <table:table-cell office:value-type="float" office:value="0.887691494981511" calcext:value-type="float">
            <text:p>0.887691494981511</text:p>
          </table:table-cell>
          <table:table-cell office:value-type="float" office:value="436056.677060003" calcext:value-type="float">
            <text:p>436056.677060003</text:p>
          </table:table-cell>
        </table:table-row>
        <table:table-row table:style-name="ro1">
          <table:table-cell office:value-type="float" office:value="0.99852086634971" calcext:value-type="float">
            <text:p>0.99852086634971</text:p>
          </table:table-cell>
          <table:table-cell office:value-type="float" office:value="536302.309040001" calcext:value-type="float">
            <text:p>536302.309040001</text:p>
          </table:table-cell>
          <table:table-cell office:value-type="float" office:value="0.790174326465927" calcext:value-type="float">
            <text:p>0.790174326465927</text:p>
          </table:table-cell>
          <table:table-cell office:value-type="float" office:value="360946.73406" calcext:value-type="float">
            <text:p>360946.73406</text:p>
          </table:table-cell>
          <table:table-cell office:value-type="float" office:value="1" calcext:value-type="float">
            <text:p>1</text:p>
          </table:table-cell>
          <table:table-cell office:value-type="float" office:value="493061.820200013" calcext:value-type="float">
            <text:p>493061.820200013</text:p>
          </table:table-cell>
          <table:table-cell office:value-type="float" office:value="0.960380348652932" calcext:value-type="float">
            <text:p>0.960380348652932</text:p>
          </table:table-cell>
          <table:table-cell office:value-type="float" office:value="443954.174940004" calcext:value-type="float">
            <text:p>443954.174940004</text:p>
          </table:table-cell>
          <table:table-cell office:value-type="float" office:value="1" calcext:value-type="float">
            <text:p>1</text:p>
          </table:table-cell>
          <table:table-cell office:value-type="float" office:value="534092.218200002" calcext:value-type="float">
            <text:p>534092.218200002</text:p>
          </table:table-cell>
          <table:table-cell office:value-type="float" office:value="0.990385631273111" calcext:value-type="float">
            <text:p>0.990385631273111</text:p>
          </table:table-cell>
          <table:table-cell office:value-type="float" office:value="504523.529260002" calcext:value-type="float">
            <text:p>504523.529260002</text:p>
          </table:table-cell>
          <table:table-cell office:value-type="float" office:value="1" calcext:value-type="float">
            <text:p>1</text:p>
          </table:table-cell>
          <table:table-cell office:value-type="float" office:value="515765.786540004" calcext:value-type="float">
            <text:p>515765.786540004</text:p>
          </table:table-cell>
          <table:table-cell office:value-type="float" office:value="0.936714210248283" calcext:value-type="float">
            <text:p>0.936714210248283</text:p>
          </table:table-cell>
          <table:table-cell office:value-type="float" office:value="474557.650020001" calcext:value-type="float">
            <text:p>474557.65002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241.120080008" calcext:value-type="float">
            <text:p>535241.120080008</text:p>
          </table:table-cell>
          <table:table-cell office:value-type="float" office:value="0.975488642366614" calcext:value-type="float">
            <text:p>0.975488642366614</text:p>
          </table:table-cell>
          <table:table-cell office:value-type="float" office:value="465413.883360001" calcext:value-type="float">
            <text:p>465413.883360001</text:p>
          </table:table-cell>
          <table:table-cell office:value-type="float" office:value="0.95446381405177" calcext:value-type="float">
            <text:p>0.95446381405177</text:p>
          </table:table-cell>
          <table:table-cell office:value-type="float" office:value="465507.934280006" calcext:value-type="float">
            <text:p>465507.934280006</text:p>
          </table:table-cell>
          <table:table-cell office:value-type="float" office:value="0.982461701003698" calcext:value-type="float">
            <text:p>0.982461701003698</text:p>
          </table:table-cell>
          <table:table-cell office:value-type="float" office:value="469943.535180007" calcext:value-type="float">
            <text:p>469943.535180007</text:p>
          </table:table-cell>
          <table:table-cell office:value-type="float" office:value="1" calcext:value-type="float">
            <text:p>1</text:p>
          </table:table-cell>
          <table:table-cell office:value-type="float" office:value="547605.993979998" calcext:value-type="float">
            <text:p>547605.993979998</text:p>
          </table:table-cell>
          <table:table-cell office:value-type="float" office:value="0.993977812995245" calcext:value-type="float">
            <text:p>0.993977812995245</text:p>
          </table:table-cell>
          <table:table-cell office:value-type="float" office:value="498685.576500011" calcext:value-type="float">
            <text:p>498685.576500011</text:p>
          </table:table-cell>
          <table:table-cell office:value-type="float" office:value="1" calcext:value-type="float">
            <text:p>1</text:p>
          </table:table-cell>
          <table:table-cell office:value-type="float" office:value="504289.878820005" calcext:value-type="float">
            <text:p>504289.878820005</text:p>
          </table:table-cell>
          <table:table-cell office:value-type="float" office:value="0.983729529846804" calcext:value-type="float">
            <text:p>0.983729529846804</text:p>
          </table:table-cell>
          <table:table-cell office:value-type="float" office:value="507766.780940004" calcext:value-type="float">
            <text:p>507766.7809400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259.291359998" calcext:value-type="float">
            <text:p>564259.291359998</text:p>
          </table:table-cell>
          <table:table-cell office:value-type="float" office:value="0.96608557844691" calcext:value-type="float">
            <text:p>0.96608557844691</text:p>
          </table:table-cell>
          <table:table-cell office:value-type="float" office:value="493808.925180004" calcext:value-type="float">
            <text:p>493808.925180004</text:p>
          </table:table-cell>
          <table:table-cell office:value-type="float" office:value="1" calcext:value-type="float">
            <text:p>1</text:p>
          </table:table-cell>
          <table:table-cell office:value-type="float" office:value="507227.927560003" calcext:value-type="float">
            <text:p>507227.927560003</text:p>
          </table:table-cell>
          <table:table-cell office:value-type="float" office:value="0.999683042789223" calcext:value-type="float">
            <text:p>0.999683042789223</text:p>
          </table:table-cell>
          <table:table-cell office:value-type="float" office:value="506790.170880005" calcext:value-type="float">
            <text:p>506790.170880005</text:p>
          </table:table-cell>
          <table:table-cell office:value-type="float" office:value="1" calcext:value-type="float">
            <text:p>1</text:p>
          </table:table-cell>
          <table:table-cell office:value-type="float" office:value="544754.416579997" calcext:value-type="float">
            <text:p>544754.416579997</text:p>
          </table:table-cell>
          <table:table-cell office:value-type="float" office:value="0.756788166930798" calcext:value-type="float">
            <text:p>0.756788166930798</text:p>
          </table:table-cell>
          <table:table-cell office:value-type="float" office:value="356680.770339997" calcext:value-type="float">
            <text:p>356680.770339997</text:p>
          </table:table-cell>
          <table:table-cell office:value-type="float" office:value="1" calcext:value-type="float">
            <text:p>1</text:p>
          </table:table-cell>
          <table:table-cell office:value-type="float" office:value="518114.012520008" calcext:value-type="float">
            <text:p>518114.012520008</text:p>
          </table:table-cell>
          <table:table-cell office:value-type="float" office:value="0.99661912308505" calcext:value-type="float">
            <text:p>0.99661912308505</text:p>
          </table:table-cell>
          <table:table-cell office:value-type="float" office:value="501202.232680003" calcext:value-type="float">
            <text:p>501202.232680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8872.271880006" calcext:value-type="float">
            <text:p>548872.271880006</text:p>
          </table:table-cell>
          <table:table-cell office:value-type="float" office:value="1" calcext:value-type="float">
            <text:p>1</text:p>
          </table:table-cell>
          <table:table-cell office:value-type="float" office:value="518353.153340007" calcext:value-type="float">
            <text:p>518353.153340007</text:p>
          </table:table-cell>
          <table:table-cell office:value-type="float" office:value="1" calcext:value-type="float">
            <text:p>1</text:p>
          </table:table-cell>
          <table:table-cell office:value-type="float" office:value="541020.354699994" calcext:value-type="float">
            <text:p>541020.354699994</text:p>
          </table:table-cell>
          <table:table-cell office:value-type="float" office:value="0.93269941891178" calcext:value-type="float">
            <text:p>0.93269941891178</text:p>
          </table:table-cell>
          <table:table-cell office:value-type="float" office:value="445341.380400004" calcext:value-type="float">
            <text:p>445341.380400004</text:p>
          </table:table-cell>
          <table:table-cell office:value-type="float" office:value="1" calcext:value-type="float">
            <text:p>1</text:p>
          </table:table-cell>
          <table:table-cell office:value-type="float" office:value="552859.59882" calcext:value-type="float">
            <text:p>552859.59882</text:p>
          </table:table-cell>
          <table:table-cell office:value-type="float" office:value="0.93851030110935" calcext:value-type="float">
            <text:p>0.93851030110935</text:p>
          </table:table-cell>
          <table:table-cell office:value-type="float" office:value="461383.489420003" calcext:value-type="float">
            <text:p>461383.489420003</text:p>
          </table:table-cell>
          <table:table-cell office:value-type="float" office:value="1" calcext:value-type="float">
            <text:p>1</text:p>
          </table:table-cell>
          <table:table-cell office:value-type="float" office:value="531984.499680002" calcext:value-type="float">
            <text:p>531984.499680002</text:p>
          </table:table-cell>
          <table:table-cell office:value-type="float" office:value="0.681563655573164" calcext:value-type="float">
            <text:p>0.681563655573164</text:p>
          </table:table-cell>
          <table:table-cell office:value-type="float" office:value="326890.114839999" calcext:value-type="float">
            <text:p>326890.11483999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15"/>
        </table:table-row>
        <table:table-row table:style-name="ro1">
          <table:table-cell table:formula="of:=AVERAGE([.A3:.A10])" office:value-type="float" office:value="0.99607765451664" calcext:value-type="float">
            <text:p>0.99607765451664</text:p>
          </table:table-cell>
          <table:table-cell table:formula="of:=AVERAGE([.B3:.B10])" office:value-type="float" office:value="533819.788722504" calcext:value-type="float">
            <text:p>533819.788722504</text:p>
          </table:table-cell>
          <table:table-cell table:formula="of:=AVERAGE([.C3:.C10])" office:value-type="float" office:value="0.915068674062335" calcext:value-type="float">
            <text:p>0.915068674062335</text:p>
          </table:table-cell>
          <table:table-cell table:formula="of:=AVERAGE([.D3:.D10])" office:value-type="float" office:value="439740.859730001" calcext:value-type="float">
            <text:p>439740.859730001</text:p>
          </table:table-cell>
          <table:table-cell table:formula="of:=AVERAGE([.E3:.E10])" office:value-type="float" office:value="0.987995245641838" calcext:value-type="float">
            <text:p>0.987995245641838</text:p>
          </table:table-cell>
          <table:table-cell table:formula="of:=AVERAGE([.F3:.F10])" office:value-type="float" office:value="494646.665955005" calcext:value-type="float">
            <text:p>494646.665955005</text:p>
          </table:table-cell>
          <table:table-cell table:formula="of:=AVERAGE([.G3:.G10])" office:value-type="float" office:value="0.923771790808241" calcext:value-type="float">
            <text:p>0.923771790808241</text:p>
          </table:table-cell>
          <table:table-cell table:formula="of:=AVERAGE([.H3:.H10])" office:value-type="float" office:value="444380.344310004" calcext:value-type="float">
            <text:p>444380.344310004</text:p>
          </table:table-cell>
          <table:table-cell table:formula="of:=AVERAGE([.I3:.I10])" office:value-type="float" office:value="0.992260961436873" calcext:value-type="float">
            <text:p>0.992260961436873</text:p>
          </table:table-cell>
          <table:table-cell table:formula="of:=AVERAGE([.J3:.J10])" office:value-type="float" office:value="524703.072095001" calcext:value-type="float">
            <text:p>524703.072095001</text:p>
          </table:table-cell>
          <table:table-cell table:formula="of:=AVERAGE([.K3:.K10])" office:value-type="float" office:value="0.936423666138404" calcext:value-type="float">
            <text:p>0.936423666138404</text:p>
          </table:table-cell>
          <table:table-cell table:formula="of:=AVERAGE([.L3:.L10])" office:value-type="float" office:value="463493.768537503" calcext:value-type="float">
            <text:p>463493.768537503</text:p>
          </table:table-cell>
          <table:table-cell table:formula="of:=AVERAGE([.M3:.M10])" office:value-type="float" office:value="0.98202588483888" calcext:value-type="float">
            <text:p>0.98202588483888</text:p>
          </table:table-cell>
          <table:table-cell table:formula="of:=AVERAGE([.N3:.N10])" office:value-type="float" office:value="496686.033422504" calcext:value-type="float">
            <text:p>496686.033422504</text:p>
          </table:table-cell>
          <table:table-cell table:formula="of:=AVERAGE([.O3:.O10])" office:value-type="float" office:value="0.903763866877971" calcext:value-type="float">
            <text:p>0.903763866877971</text:p>
          </table:table-cell>
          <table:table-cell table:formula="of:=AVERAGE([.P3:.P10])" office:value-type="float" office:value="448947.878555003" calcext:value-type="float">
            <text:p>448947.87855500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15"/>
        </table:table-row>
        <table:table-row table:style-name="ro1">
          <table:table-cell table:formula="of:=MEDIAN([.A3:.A10])" office:value-type="float" office:value="1" calcext:value-type="float">
            <text:p>1</text:p>
          </table:table-cell>
          <table:table-cell table:formula="of:=MEDIAN([.B3:.B10])" office:value-type="float" office:value="537189.414770002" calcext:value-type="float">
            <text:p>537189.414770002</text:p>
          </table:table-cell>
          <table:table-cell table:formula="of:=MEDIAN([.C3:.C10])" office:value-type="float" office:value="0.942630744849445" calcext:value-type="float">
            <text:p>0.942630744849445</text:p>
          </table:table-cell>
          <table:table-cell table:formula="of:=MEDIAN([.D3:.D10])" office:value-type="float" office:value="442383.930439998" calcext:value-type="float">
            <text:p>442383.930439998</text:p>
          </table:table-cell>
          <table:table-cell table:formula="of:=MEDIAN([.E3:.E10])" office:value-type="float" office:value="1" calcext:value-type="float">
            <text:p>1</text:p>
          </table:table-cell>
          <table:table-cell table:formula="of:=MEDIAN([.F3:.F10])" office:value-type="float" office:value="497516.055400009" calcext:value-type="float">
            <text:p>497516.055400009</text:p>
          </table:table-cell>
          <table:table-cell table:formula="of:=MEDIAN([.G3:.G10])" office:value-type="float" office:value="0.946539883782356" calcext:value-type="float">
            <text:p>0.946539883782356</text:p>
          </table:table-cell>
          <table:table-cell table:formula="of:=MEDIAN([.H3:.H10])" office:value-type="float" office:value="449109.027950004" calcext:value-type="float">
            <text:p>449109.027950004</text:p>
          </table:table-cell>
          <table:table-cell table:formula="of:=MEDIAN([.I3:.I10])" office:value-type="float" office:value="1" calcext:value-type="float">
            <text:p>1</text:p>
          </table:table-cell>
          <table:table-cell table:formula="of:=MEDIAN([.J3:.J10])" office:value-type="float" office:value="532773.552970002" calcext:value-type="float">
            <text:p>532773.552970002</text:p>
          </table:table-cell>
          <table:table-cell table:formula="of:=MEDIAN([.K3:.K10])" office:value-type="float" office:value="0.952667723190702" calcext:value-type="float">
            <text:p>0.952667723190702</text:p>
          </table:table-cell>
          <table:table-cell table:formula="of:=MEDIAN([.L3:.L10])" office:value-type="float" office:value="467333.385729999" calcext:value-type="float">
            <text:p>467333.385729999</text:p>
          </table:table-cell>
          <table:table-cell table:formula="of:=MEDIAN([.M3:.M10])" office:value-type="float" office:value="1" calcext:value-type="float">
            <text:p>1</text:p>
          </table:table-cell>
          <table:table-cell table:formula="of:=MEDIAN([.N3:.N10])" office:value-type="float" office:value="507979.019940004" calcext:value-type="float">
            <text:p>507979.019940004</text:p>
          </table:table-cell>
          <table:table-cell table:formula="of:=MEDIAN([.O3:.O10])" office:value-type="float" office:value="0.924300052826202" calcext:value-type="float">
            <text:p>0.924300052826202</text:p>
          </table:table-cell>
          <table:table-cell table:formula="of:=MEDIAN([.P3:.P10])" office:value-type="float" office:value="455710.774070007" calcext:value-type="float">
            <text:p>455710.774070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01:03:51.441350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22:04:50.779831008</meta:creation-date>
    <dc:date>2021-01-20T01:21:26.167638102</dc:date>
    <meta:editing-duration>PT30M6S</meta:editing-duration>
    <meta:editing-cycles>5</meta:editing-cycles>
    <meta:generator>LibreOffice/6.1.5.2$Linux_X86_64 LibreOffice_project/10$Build-2</meta:generator>
    <meta:document-statistic meta:table-count="1" meta:cell-count="186" meta:object-count="0"/>
  </office:meta>
</office:document-meta>
</file>